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6b1" officeooo:paragraph-rsid="001e36b1"/>
    </style:style>
    <style:style style:name="P2" style:family="paragraph" style:parent-style-name="Standard">
      <style:text-properties officeooo:rsid="0020c16f" officeooo:paragraph-rsid="0020c16f"/>
    </style:style>
    <style:style style:name="P3" style:family="paragraph" style:parent-style-name="Header">
      <style:text-properties officeooo:rsid="001f49e5" officeooo:paragraph-rsid="001f49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text:line-break/>#dice</text:p>
      <text:p text:style-name="P1">import random</text:p>
      <text:p text:style-name="P1"/>
      <text:p text:style-name="P1"/>
      <text:p text:style-name="P1"/>
      <text:p text:style-name="P1">while True:</text:p>
      <text:p text:style-name="P1"><text:tab/>i=input("enter'n'to quit")</text:p>
      <text:p text:style-name="P1"><text:tab/>if(i=='n'):</text:p>
      <text:p text:style-name="P1"><text:tab/><text:tab/>print("bye")</text:p>
      <text:p text:style-name="P1"><text:tab/><text:tab/>exit()</text:p>
      <text:p text:style-name="P1"><text:tab/>else:</text:p>
      <text:p text:style-name="P1"><text:tab/><text:tab/>print("you got",random.randint(1,6))</text:p>
      <text:p text:style-name="P1"/>
      <text:p text:style-name="P1">OUTPUT</text:p>
      <text:p text:style-name="P1">enter'n'to quit</text:p>
      <text:p text:style-name="P1">you got 6</text:p>
      <text:p text:style-name="P1">enter'n'to quitr</text:p>
      <text:p text:style-name="P1">you got 5</text:p>
      <text:p text:style-name="P1">enter'n'to quitk</text:p>
      <text:p text:style-name="P1">you got 5</text:p>
      <text:p text:style-name="P1">enter'n'to quiti</text:p>
      <text:p text:style-name="P1">you got 3</text:p>
      <text:p text:style-name="P1">enter'n'to quitk</text:p>
      <text:p text:style-name="P1">you got 3</text:p>
      <text:p text:style-name="P1">enter'n'to quitd</text:p>
      <text:p text:style-name="P1">you got 6</text:p>
      <text:p text:style-name="P1">enter'n'to quitm</text:p>
      <text:p text:style-name="P1">you got 3</text:p>
      <text:p text:style-name="P1">enter'n'to quitg</text:p>
      <text:p text:style-name="P1">you got 3</text:p>
      <text:p text:style-name="P1">enter'n'to quitc</text:p>
      <text:p text:style-name="P1">you got 6</text:p>
      <text:p text:style-name="P1">enter'n'to quitm</text:p>
      <text:p text:style-name="P1">you got 1</text:p>
      <text:p text:style-name="P1">enter'n'to quitn</text:p>
      <text:p text:style-name="P1">bye</text:p>
      <text:p text:style-name="P1"/>
      <text:p text:style-name="P2">PROGRAM 2</text:p>
      <text:p text:style-name="P2">#1/usr/bin/python3</text:p>
      <text:p text:style-name="P2">import random</text:p>
      <text:p text:style-name="P2">count=0</text:p>
      <text:p text:style-name="P2">#def myroll():</text:p>
      <text:p text:style-name="P2"># <text:s text:c="3"/>return random.randint(1,6)</text:p>
      <text:p text:style-name="P2"/>
      <text:p text:style-name="P2"/>
      <text:p text:style-name="P2">while(count&lt;=100):</text:p>
      <text:p text:style-name="P2"><text:tab/>n=input("press r <text:s/>roll the dice")</text:p>
      <text:p text:style-name="P2"><text:tab/>if(n=='r'):</text:p>
      <text:p text:style-name="P2"><text:tab/><text:tab/>r=random.randint(1,6)</text:p>
      <text:p text:style-name="P2"><text:tab/><text:tab/>count=count+r</text:p>
      <text:p text:style-name="P2"><text:tab/><text:tab/>print("u got ",r)</text:p>
      <text:p text:style-name="P2"><text:tab/><text:tab/>print("new position is",count)</text:p>
      <text:p text:style-name="P2"/>
      <text:p text:style-name="P2">#ladder</text:p>
      <text:p text:style-name="P2"><text:soft-page-break/><text:tab/><text:tab/>if(count==8):</text:p>
      <text:p text:style-name="P2"><text:tab/><text:tab/><text:tab/>count=37</text:p>
      <text:p text:style-name="P2"><text:tab/><text:tab/><text:tab/>print("i got the ladder")</text:p>
      <text:p text:style-name="P2">#snake<text:tab/><text:tab/><text:tab/></text:p>
      <text:p text:style-name="P2"><text:tab/><text:tab/>elif(count==11):</text:p>
      <text:p text:style-name="P2"><text:tab/><text:tab/><text:tab/>count=2</text:p>
      <text:p text:style-name="P2"><text:tab/><text:tab/><text:tab/>print("sorry, u got snake")</text:p>
      <text:p text:style-name="P2">#ladder<text:tab/><text:tab/><text:tab/></text:p>
      <text:p text:style-name="P2"><text:tab/><text:tab/>elif(count==13):</text:p>
      <text:p text:style-name="P2"><text:tab/><text:tab/><text:tab/> count=34</text:p>
      <text:p text:style-name="P2"><text:tab/><text:tab/><text:tab/> print("i got a ladder")</text:p>
      <text:p text:style-name="P2">#snake<text:tab/><text:tab/> <text:s text:c="4"/></text:p>
      <text:p text:style-name="P2"/>
      <text:p text:style-name="P2"><text:tab/><text:tab/>elif(count==25):</text:p>
      <text:p text:style-name="P2"><text:tab/><text:tab/><text:tab/>count=4</text:p>
      <text:p text:style-name="P2"><text:tab/><text:tab/><text:tab/>print("sorry u got a snake")</text:p>
      <text:p text:style-name="P2">#snake<text:tab/><text:tab/> <text:s text:c="3"/></text:p>
      <text:p text:style-name="P2"><text:tab/><text:tab/>elif(count==38):</text:p>
      <text:p text:style-name="P2"><text:tab/><text:tab/><text:tab/>count=9</text:p>
      <text:p text:style-name="P2"><text:tab/><text:tab/><text:tab/>print("sorry,u got a snake")</text:p>
      <text:p text:style-name="P2">#ladder<text:tab/><text:tab/> <text:s text:c="3"/></text:p>
      <text:p text:style-name="P2"><text:tab/><text:tab/>elif(count==40):</text:p>
      <text:p text:style-name="P2"><text:tab/><text:tab/><text:tab/>count=68</text:p>
      <text:p text:style-name="P2"><text:tab/><text:tab/><text:tab/>print("i got a ladder")</text:p>
      <text:p text:style-name="P2">#ladder<text:tab/> <text:s text:c="3"/><text:tab/></text:p>
      <text:p text:style-name="P2"><text:tab/><text:tab/>elif(count==52):</text:p>
      <text:p text:style-name="P2"><text:tab/><text:tab/><text:tab/>count=81</text:p>
      <text:p text:style-name="P2"><text:tab/><text:tab/><text:tab/>print("i got a ladder")</text:p>
      <text:p text:style-name="P2">#snake<text:tab/> <text:s text:c="3"/><text:tab/></text:p>
      <text:p text:style-name="P2"><text:tab/><text:tab/>elif(count==65):</text:p>
      <text:p text:style-name="P2"><text:tab/><text:tab/><text:tab/>count=46</text:p>
      <text:p text:style-name="P2"><text:tab/><text:tab/><text:tab/>print("sorry,u got a snake")</text:p>
      <text:p text:style-name="P2">#ladder<text:tab/><text:tab/> <text:s text:c="3"/></text:p>
      <text:p text:style-name="P2"><text:tab/><text:tab/>elif(count==76):</text:p>
      <text:p text:style-name="P2"><text:tab/><text:tab/><text:tab/>count=97</text:p>
      <text:p text:style-name="P2"><text:tab/><text:tab/><text:tab/>print("i got a ladder")</text:p>
      <text:p text:style-name="P2">#snake<text:tab/> <text:s text:c="3"/><text:tab/></text:p>
      <text:p text:style-name="P2"><text:tab/><text:tab/>elif(count==89):</text:p>
      <text:p text:style-name="P2"><text:tab/><text:tab/><text:tab/>count=70</text:p>
      <text:p text:style-name="P2"><text:tab/><text:tab/><text:tab/>print("sorry,u got a snake")</text:p>
      <text:p text:style-name="P2">#snake<text:tab/><text:tab/> <text:s text:c="3"/></text:p>
      <text:p text:style-name="P2"/>
      <text:p text:style-name="P2"><text:tab/><text:tab/>elif(count==93):</text:p>
      <text:p text:style-name="P2"><text:tab/><text:tab/><text:tab/>count=64</text:p>
      <text:p text:style-name="P2"><text:tab/><text:tab/><text:tab/>print("sorry,u got a snake")</text:p>
      <text:p text:style-name="P2"><text:tab/><text:tab/>elif(count==100):</text:p>
      <text:p text:style-name="P2"><text:tab/><text:tab/><text:tab/>print("congratulation you won the game")</text:p>
      <text:p text:style-name="P2"><text:tab/><text:tab/><text:tab/>exit() <text:s text:c="3"/><text:tab/></text:p>
      <text:p text:style-name="P2"><text:tab/><text:tab/>elif(count&gt;100):</text:p>
      <text:p text:style-name="P2"><text:tab/><text:tab/><text:tab/>print("stay in same count")</text:p>
      <text:p text:style-name="P2"><text:tab/><text:tab/><text:tab/>count=count-r</text:p>
      <text:p text:style-name="P2">OUTPUT</text:p>
      <text:p text:style-name="P2">press r <text:s/>roll the dicer</text:p>
      <text:p text:style-name="P2">u got <text:s/>3</text:p>
      <text:p text:style-name="P2">new position is 3</text:p>
      <text:p text:style-name="P2"><text:soft-page-break/>press r <text:s/>roll the dicer</text:p>
      <text:p text:style-name="P2">u got <text:s/>4</text:p>
      <text:p text:style-name="P2">new position is 7</text:p>
      <text:p text:style-name="P2">press r <text:s/>roll the dicer</text:p>
      <text:p text:style-name="P2">u got <text:s/>6</text:p>
      <text:p text:style-name="P2">new position is 13</text:p>
      <text:p text:style-name="P2">i got a ladder</text:p>
      <text:p text:style-name="P2">press r <text:s/>roll the dicer</text:p>
      <text:p text:style-name="P2">u got <text:s/>1</text:p>
      <text:p text:style-name="P2">new position is 35</text:p>
      <text:p text:style-name="P2">press r <text:s/>roll the dicer</text:p>
      <text:p text:style-name="P2">u got <text:s/>3</text:p>
      <text:p text:style-name="P2">new position is 38</text:p>
      <text:p text:style-name="P2">sorry,u got a snake</text:p>
      <text:p text:style-name="P2">press r <text:s/>roll the dicer</text:p>
      <text:p text:style-name="P2">u got <text:s/>1</text:p>
      <text:p text:style-name="P2">new position is 10</text:p>
      <text:p text:style-name="P2">press r <text:s/>roll the dicer</text:p>
      <text:p text:style-name="P2">u got <text:s/>5</text:p>
      <text:p text:style-name="P2">new position is 15</text:p>
      <text:p text:style-name="P2">press r <text:s/>roll the dicer</text:p>
      <text:p text:style-name="P2">u got <text:s/>1</text:p>
      <text:p text:style-name="P2">new position is 16</text:p>
      <text:p text:style-name="P2">press r <text:s/>roll the dicer</text:p>
      <text:p text:style-name="P2">u got <text:s/>2</text:p>
      <text:p text:style-name="P2">new position is 18</text:p>
      <text:p text:style-name="P2">press r <text:s/>roll the dicer</text:p>
      <text:p text:style-name="P2">u got <text:s/>3</text:p>
      <text:p text:style-name="P2">new position is 21</text:p>
      <text:p text:style-name="P2">press r <text:s/>roll the dicer</text:p>
      <text:p text:style-name="P2">u got <text:s/>3</text:p>
      <text:p text:style-name="P2">new position is 24</text:p>
      <text:p text:style-name="P2">press r <text:s/>roll the dicer</text:p>
      <text:p text:style-name="P2">u got <text:s/>1</text:p>
      <text:p text:style-name="P2">new position is 25</text:p>
      <text:p text:style-name="P2">sorry u got a snake</text:p>
      <text:p text:style-name="P2">press r <text:s/>roll the dicer</text:p>
      <text:p text:style-name="P2">u got <text:s/>4</text:p>
      <text:p text:style-name="P2">new position is 8</text:p>
      <text:p text:style-name="P2">i got the ladder</text:p>
      <text:p text:style-name="P2">press r <text:s/>roll the dicer</text:p>
      <text:p text:style-name="P2">u got <text:s/>1</text:p>
      <text:p text:style-name="P2">new position is 38</text:p>
      <text:p text:style-name="P2">sorry,u got a snake</text:p>
      <text:p text:style-name="P2">press r <text:s/>roll the dicer</text:p>
      <text:p text:style-name="P2">u got <text:s/>1</text:p>
      <text:p text:style-name="P2">new position is 10</text:p>
      <text:p text:style-name="P2">press r <text:s/>roll the dicer</text:p>
      <text:p text:style-name="P2">u got <text:s/>6</text:p>
      <text:p text:style-name="P2">new position is 16</text:p>
      <text:p text:style-name="P2">press r <text:s/>roll the dicer</text:p>
      <text:p text:style-name="P2">u got <text:s/>5</text:p>
      <text:p text:style-name="P2">new position is 21</text:p>
      <text:p text:style-name="P2">press r <text:s/>roll the dice</text:p>
      <text:p text:style-name="P2">press r <text:s/>roll the dicer</text:p>
      <text:p text:style-name="P2"><text:soft-page-break/>u got <text:s/>4</text:p>
      <text:p text:style-name="P2">new position is 25</text:p>
      <text:p text:style-name="P2">sorry u got a snake</text:p>
      <text:p text:style-name="P2">press r <text:s/>roll the dicer</text:p>
      <text:p text:style-name="P2">u got <text:s/>5</text:p>
      <text:p text:style-name="P2">new position is 9</text:p>
      <text:p text:style-name="P2">press r <text:s/>roll the dicer</text:p>
      <text:p text:style-name="P2">u got <text:s/>1</text:p>
      <text:p text:style-name="P2">new position is 10</text:p>
      <text:p text:style-name="P2">press r <text:s/>roll the dicer</text:p>
      <text:p text:style-name="P2">u got <text:s/>5</text:p>
      <text:p text:style-name="P2">new position is 15</text:p>
      <text:p text:style-name="P2">press r <text:s/>roll the dicer</text:p>
      <text:p text:style-name="P2">u got <text:s/>2</text:p>
      <text:p text:style-name="P2">new position is 17</text:p>
      <text:p text:style-name="P2">press r <text:s/>roll the dicer</text:p>
      <text:p text:style-name="P2">u got <text:s/>6</text:p>
      <text:p text:style-name="P2">new position is 23</text:p>
      <text:p text:style-name="P2">press r <text:s/>roll the dicer</text:p>
      <text:p text:style-name="P2">u got <text:s/>1</text:p>
      <text:p text:style-name="P2">new position is 24</text:p>
      <text:p text:style-name="P2">press r <text:s/>roll the dicer</text:p>
      <text:p text:style-name="P2">u got <text:s/>6</text:p>
      <text:p text:style-name="P2">new position is 30</text:p>
      <text:p text:style-name="P2">press r <text:s/>roll the dicer</text:p>
      <text:p text:style-name="P2">u got <text:s/>5</text:p>
      <text:p text:style-name="P2">new position is 35</text:p>
      <text:p text:style-name="P2">press r <text:s/>roll the dicer</text:p>
      <text:p text:style-name="P2">u got <text:s/>1</text:p>
      <text:p text:style-name="P2">new position is 36</text:p>
      <text:p text:style-name="P2">press r <text:s/>roll the dicer</text:p>
      <text:p text:style-name="P2">u got <text:s/>4</text:p>
      <text:p text:style-name="P2">new position is 40</text:p>
      <text:p text:style-name="P2">i got a ladder</text:p>
      <text:p text:style-name="P2">press r <text:s/>roll the dicer</text:p>
      <text:p text:style-name="P2">u got <text:s/>6</text:p>
      <text:p text:style-name="P2">new position is 74</text:p>
      <text:p text:style-name="P2">press r <text:s/>roll the dicer</text:p>
      <text:p text:style-name="P2">u got <text:s/>4</text:p>
      <text:p text:style-name="P2">new position is 78</text:p>
      <text:p text:style-name="P2">press r <text:s/>roll the dicer</text:p>
      <text:p text:style-name="P2">u got <text:s/>2</text:p>
      <text:p text:style-name="P2">new position is 80</text:p>
      <text:p text:style-name="P2">press r <text:s/>roll the dicer</text:p>
      <text:p text:style-name="P2">u got <text:s/>2</text:p>
      <text:p text:style-name="P2">new position is 82</text:p>
      <text:p text:style-name="P2">press r <text:s/>roll the dicer</text:p>
      <text:p text:style-name="P2">u got <text:s/>4</text:p>
      <text:p text:style-name="P2">new position is 86</text:p>
      <text:p text:style-name="P2">press r <text:s/>roll the dicer</text:p>
      <text:p text:style-name="P2">u got <text:s/>1</text:p>
      <text:p text:style-name="P2">new position is 87</text:p>
      <text:p text:style-name="P2">press r <text:s/>roll the dicer</text:p>
      <text:p text:style-name="P2">u got <text:s/>2</text:p>
      <text:p text:style-name="P2">new position is 89</text:p>
      <text:p text:style-name="P2"><text:soft-page-break/>sorry,u got a snake</text:p>
      <text:p text:style-name="P2">press r <text:s/>roll the dicer</text:p>
      <text:p text:style-name="P2">u got <text:s/>1</text:p>
      <text:p text:style-name="P2">new position is 71</text:p>
      <text:p text:style-name="P2">press r <text:s/>roll the dicer</text:p>
      <text:p text:style-name="P2">u got <text:s/>3</text:p>
      <text:p text:style-name="P2">new position is 74</text:p>
      <text:p text:style-name="P2">press r <text:s/>roll the dicer</text:p>
      <text:p text:style-name="P2">u got <text:s/>2</text:p>
      <text:p text:style-name="P2">new position is 76</text:p>
      <text:p text:style-name="P2">i got a ladder</text:p>
      <text:p text:style-name="P2">press r <text:s/>roll the dicer</text:p>
      <text:p text:style-name="P2">u got <text:s/>3</text:p>
      <text:p text:style-name="P2">new position is 100</text:p>
      <text:p text:style-name="P2">congratulation you won the gam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49e5" officeooo:paragraph-rsid="001f49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MING WITH PYTHON <text:s text:c="71"/>PRICILA 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1:43:15.896284380</meta:creation-date>
    <dc:date>2018-09-29T12:42:03.953278716</dc:date>
    <meta:editing-duration>PT28M27S</meta:editing-duration>
    <meta:editing-cycles>1</meta:editing-cycles>
    <meta:document-statistic meta:table-count="0" meta:image-count="0" meta:object-count="0" meta:page-count="5" meta:paragraph-count="225" meta:word-count="708" meta:character-count="3785" meta:non-whitespace-character-count="2963"/>
    <meta:generator>LibreOffice/6.0.3.2$Linux_X86_64 LibreOffice_project/00m0$Build-2</meta:generator>
  </office:meta>
</office:document-meta>
</file>